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2657e" officeooo:paragraph-rsid="0002657e"/>
    </style:style>
    <style:style style:name="P2" style:family="paragraph" style:parent-style-name="Text_20_body">
      <style:text-properties officeooo:rsid="00034488" officeooo:paragraph-rsid="00034488"/>
    </style:style>
    <style:style style:name="P3" style:family="paragraph" style:parent-style-name="Text_20_body">
      <style:text-properties officeooo:rsid="0003d8d8" officeooo:paragraph-rsid="0003d8d8"/>
    </style:style>
    <style:style style:name="P4" style:family="paragraph" style:parent-style-name="Text_20_body">
      <style:text-properties officeooo:rsid="00041aaf" officeooo:paragraph-rsid="00041aaf"/>
    </style:style>
    <style:style style:name="P5" style:family="paragraph" style:parent-style-name="Text_20_body">
      <style:text-properties officeooo:rsid="000687ec" officeooo:paragraph-rsid="000687ec"/>
    </style:style>
    <style:style style:name="P6" style:family="paragraph" style:parent-style-name="Text_20_body">
      <style:text-properties officeooo:rsid="00099e04" officeooo:paragraph-rsid="00099e04"/>
    </style:style>
    <style:style style:name="T1" style:family="text">
      <style:text-properties officeooo:rsid="00041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ace WP </text:h>
      <text:p text:style-name="P1">Rozhodně zmínit nutnost instalace serveru+php+databáze, xampp/wamp apod uvést jako vhodnou možnost zejména na Windows serverech</text:p>
      <text:p text:style-name="P2">uvést zdroje/odkazy na existující tutoriály (nějaké co časem nezmizí)</text:p>
      <text:p text:style-name="P2">na mých stránkách doplnit informace/instalace pro WP (změny defaultní konfigurace,potřebné PHP moduly atd.. prostě co se liší od standardní instalace)</text:p>
      <text:p text:style-name="P2">pokud duplikovat existující návody pak pouze stručnou formou s oddkazy(podrobné info viz…)</text:p>
      <text:p text:style-name="P2">zmínit že xampp je pouze alternativa</text:p>
      <text:p text:style-name="P2">zmínit čim se bude lišit instalace prostředí na Linuxu a na Windows</text:p>
      <text:p text:style-name="P2"/>
      <text:p text:style-name="P2"/>
      <text:p text:style-name="P3">defaultní username v myphpadmin <text:span text:style-name="T1">pro xampp</text:span> je root bez hesla</text:p>
      <text:p text:style-name="P3">heslo k WP Pathword101 a username admin</text:p>
      <text:p text:style-name="P3">fajn by bylo obsahnout i tutorial instalace na Linux a na Mac</text:p>
      <text:p text:style-name="P3">-<text:span text:style-name="T1">mamp pro Mac,phpmyadmin (mamp má username root a password root)</text:span></text:p>
      <text:p text:style-name="P4">wordpress.org -instalace</text:p>
      <text:p text:style-name="P4">wordpress má frontend a backend na jiných localhost adresách </text:p>
      <text:p text:style-name="P4">– frontent= localhost/názevstránky/</text:p>
      <text:p text:style-name="P4">- backend = localhost/názevstránky/wp-admin/</text:p>
      <text:p text:style-name="P4"/>
      <text:p text:style-name="P5">XAMPP- multiplatformni (win,mac,linux)</text:p>
      <text:p text:style-name="P5">WAMPP- just win</text:p>
      <text:p text:style-name="P5">MAMP- just mac</text:p>
      <text:p text:style-name="P5">LAMP-just linux</text:p>
      <text:p text:style-name="P6">60605072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08:42:22.676000000</meta:creation-date>
    <dc:date>2023-10-13T14:46:09.404000000</dc:date>
    <meta:editing-duration>P8DT23H28M5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0" meta:word-count="144" meta:character-count="1030" meta:non-whitespace-character-count="903"/>
  </office:meta>
</office:document-meta>
</file>